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2" svg:font-family="'Lohit Hindi'"/>
    <style:font-face style:name="Liberation Serif1" svg:font-family="'Liberation Serif'" style:font-family-generic="roman"/>
    <style:font-face style:name="Lohit Hindi" svg:font-family="'Lohit Hindi'" style:font-pitch="variable"/>
    <style:font-face style:name="Times New Roman" svg:font-family="'Times New Roman', 'Book Antiqua'" style:font-pitch="variable"/>
    <style:font-face style:name="FuturaBlack BT" svg:font-family="'FuturaBlack BT'" style:font-family-generic="decorative"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ＭＳ Ｐゴシック" svg:font-family="'ＭＳ Ｐゴシック'" style:font-family-generic="swiss" style:font-pitch="variable"/>
    <style:font-face style:name="DejaVu Sans" svg:font-family="'DejaVu Sans'" style:font-family-generic="system" style:font-pitch="variable"/>
    <style:font-face style:name="Lohit Hindi1" svg:font-family="'Lohit Hindi'" style:font-family-generic="system" style:font-pitch="variable"/>
  </office:font-face-decls>
  <office:automatic-styles>
    <style:style style:name="Table1" style:family="table">
      <style:table-properties style:width="15.24cm" table:align="margins" style:shadow="none" style:writing-mode="lr-tb"/>
    </style:style>
    <style:style style:name="Table1.A" style:family="table-column">
      <style:table-column-properties style:column-width="0.954cm" style:rel-column-width="541*"/>
    </style:style>
    <style:style style:name="Table1.B" style:family="table-column">
      <style:table-column-properties style:column-width="0.663cm" style:rel-column-width="376*"/>
    </style:style>
    <style:style style:name="Table1.C" style:family="table-column">
      <style:table-column-properties style:column-width="13.623cm" style:rel-column-width="7723*"/>
    </style:style>
    <style:style style:name="Table1.A1" style:family="table-cell">
      <style:table-cell-properties fo:padding="0.097cm" fo:border="none"/>
    </style:style>
    <style:style style:name="P1" style:family="paragraph" style:parent-style-name="Header">
      <style:text-properties fo:font-style="italic" officeooo:paragraph-rsid="001b77b5" style:font-style-asian="italic" style:font-style-complex="italic"/>
    </style:style>
    <style:style style:name="P2" style:family="paragraph" style:parent-style-name="Standard">
      <style:text-properties officeooo:paragraph-rsid="001b77b5"/>
    </style:style>
    <style:style style:name="P3" style:family="paragraph" style:parent-style-name="Standard">
      <style:text-properties officeooo:paragraph-rsid="001fee87"/>
    </style:style>
    <style:style style:name="P4" style:family="paragraph" style:parent-style-name="Standard">
      <style:text-properties officeooo:rsid="001fee87"/>
    </style:style>
    <style:style style:name="P5" style:family="paragraph" style:parent-style-name="Standard">
      <style:text-properties officeooo:rsid="001fee87" officeooo:paragraph-rsid="001fee87"/>
    </style:style>
    <style:style style:name="P6" style:family="paragraph" style:parent-style-name="Standard">
      <style:text-properties officeooo:rsid="001fee87" officeooo:paragraph-rsid="00212a6c"/>
    </style:style>
    <style:style style:name="P7" style:family="paragraph" style:parent-style-name="Standard">
      <style:text-properties officeooo:rsid="001fee87" officeooo:paragraph-rsid="002abdd2"/>
    </style:style>
    <style:style style:name="P8" style:family="paragraph" style:parent-style-name="Standard">
      <style:text-properties officeooo:rsid="001fee87" officeooo:paragraph-rsid="002e7ecc"/>
    </style:style>
    <style:style style:name="P9" style:family="paragraph" style:parent-style-name="Standard">
      <style:text-properties officeooo:rsid="001fee87" officeooo:paragraph-rsid="00312659"/>
    </style:style>
    <style:style style:name="P10" style:family="paragraph" style:parent-style-name="Standard">
      <style:text-properties officeooo:rsid="001fee87" officeooo:paragraph-rsid="00387e7f"/>
    </style:style>
    <style:style style:name="P11" style:family="paragraph" style:parent-style-name="Standard">
      <style:paragraph-properties fo:text-align="center" style:justify-single-word="false"/>
      <style:text-properties fo:font-size="14pt" fo:font-weight="bold" officeooo:rsid="001fee87" officeooo:paragraph-rsid="001fee87" style:font-size-asian="14pt" style:font-weight-asian="bold" style:font-size-complex="14pt" style:font-weight-complex="bold"/>
    </style:style>
    <style:style style:name="P12" style:family="paragraph" style:parent-style-name="Standard">
      <style:text-properties fo:font-weight="bold" officeooo:rsid="001fee87" officeooo:paragraph-rsid="001fee87" style:font-weight-asian="bold" style:font-weight-complex="bold"/>
    </style:style>
    <style:style style:name="P13" style:family="paragraph" style:parent-style-name="Standard">
      <style:text-properties fo:font-weight="bold" officeooo:rsid="001fee87" officeooo:paragraph-rsid="00212a6c" style:font-weight-asian="bold" style:font-weight-complex="bold"/>
    </style:style>
    <style:style style:name="P14" style:family="paragraph" style:parent-style-name="Standard">
      <style:text-properties officeooo:rsid="0025145f" officeooo:paragraph-rsid="001fee87"/>
    </style:style>
    <style:style style:name="P15" style:family="paragraph" style:parent-style-name="Standard">
      <style:text-properties officeooo:rsid="0025145f" officeooo:paragraph-rsid="003ab53d"/>
    </style:style>
    <style:style style:name="P16" style:family="paragraph" style:parent-style-name="Standard">
      <style:text-properties officeooo:rsid="002999fc"/>
    </style:style>
    <style:style style:name="P17" style:family="paragraph" style:parent-style-name="Standard">
      <style:text-properties officeooo:rsid="001b77b5"/>
    </style:style>
    <style:style style:name="P18" style:family="paragraph" style:parent-style-name="Standard">
      <style:text-properties officeooo:rsid="001b77b5" officeooo:paragraph-rsid="001b77b5"/>
    </style:style>
    <style:style style:name="P19" style:family="paragraph" style:parent-style-name="Standard">
      <style:text-properties officeooo:paragraph-rsid="00212a6c"/>
    </style:style>
    <style:style style:name="P20" style:family="paragraph" style:parent-style-name="Standard">
      <style:text-properties officeooo:paragraph-rsid="002c5d65"/>
    </style:style>
    <style:style style:name="P21" style:family="paragraph" style:parent-style-name="Standard">
      <style:text-properties officeooo:rsid="002e7ecc" officeooo:paragraph-rsid="002e7ecc"/>
    </style:style>
    <style:style style:name="P22" style:family="paragraph" style:parent-style-name="Standard">
      <style:text-properties officeooo:rsid="003002ae" officeooo:paragraph-rsid="002e7ecc"/>
    </style:style>
    <style:style style:name="P23" style:family="paragraph" style:parent-style-name="Standard">
      <style:text-properties officeooo:rsid="002abdd2" officeooo:paragraph-rsid="002abdd2"/>
    </style:style>
    <style:style style:name="P24" style:family="paragraph" style:parent-style-name="Standard">
      <style:paragraph-properties fo:text-align="center" style:justify-single-word="false"/>
      <style:text-properties officeooo:rsid="00243df2" officeooo:paragraph-rsid="00243df2"/>
    </style:style>
    <style:style style:name="P25" style:family="paragraph" style:parent-style-name="Standard">
      <style:text-properties officeooo:rsid="0036aeee" officeooo:paragraph-rsid="0036aeee"/>
    </style:style>
    <style:style style:name="P26" style:family="paragraph" style:parent-style-name="Standard">
      <style:text-properties fo:font-style="italic" officeooo:rsid="001fee87" style:font-style-asian="italic" style:font-style-complex="italic"/>
    </style:style>
    <style:style style:name="P27" style:family="paragraph" style:parent-style-name="Standard">
      <style:paragraph-properties fo:text-align="center" style:justify-single-word="false"/>
      <style:text-properties fo:font-style="italic" officeooo:rsid="001fee87" officeooo:paragraph-rsid="001fee87" style:font-style-asian="italic" style:font-style-complex="italic"/>
    </style:style>
    <style:style style:name="P28" style:family="paragraph" style:parent-style-name="Standard">
      <style:paragraph-properties fo:text-align="center" style:justify-single-word="false"/>
      <style:text-properties fo:font-style="italic" style:font-style-asian="italic" style:font-style-complex="italic"/>
    </style:style>
    <style:style style:name="P29" style:family="paragraph" style:parent-style-name="Standard">
      <style:paragraph-properties fo:text-align="center" style:justify-single-word="false"/>
      <style:text-properties fo:font-style="italic" officeooo:paragraph-rsid="001fee87" style:font-style-asian="italic" style:font-style-complex="italic"/>
    </style:style>
    <style:style style:name="P30" style:family="paragraph" style:parent-style-name="Standard">
      <style:text-properties officeooo:rsid="0027a9c8" officeooo:paragraph-rsid="001b77b5"/>
    </style:style>
    <style:style style:name="P31" style:family="paragraph" style:parent-style-name="Standard" style:master-page-name="Standard">
      <style:paragraph-properties style:page-number="auto"/>
      <style:text-properties officeooo:rsid="001fee87"/>
    </style:style>
    <style:style style:name="P32" style:family="paragraph" style:parent-style-name="Standard">
      <style:text-properties officeooo:rsid="003ab53d" officeooo:paragraph-rsid="0036aeee"/>
    </style:style>
    <style:style style:name="P33" style:family="paragraph" style:parent-style-name="Standard">
      <style:text-properties fo:font-weight="bold" officeooo:rsid="00373174" officeooo:paragraph-rsid="00373174" style:font-weight-asian="bold" style:font-weight-complex="bold"/>
    </style:style>
    <style:style style:name="P34" style:family="paragraph" style:parent-style-name="Standard">
      <style:text-properties fo:font-weight="bold" officeooo:rsid="00373174" officeooo:paragraph-rsid="00387e7f" style:font-weight-asian="bold" style:font-weight-complex="bold"/>
    </style:style>
    <style:style style:name="P35" style:family="paragraph" style:parent-style-name="Standard">
      <style:text-properties officeooo:rsid="00373174" officeooo:paragraph-rsid="00373174"/>
    </style:style>
    <style:style style:name="P36" style:family="paragraph" style:parent-style-name="Standard">
      <style:text-properties officeooo:rsid="00373174" officeooo:paragraph-rsid="00387e7f"/>
    </style:style>
    <style:style style:name="P37" style:family="paragraph" style:parent-style-name="Standard">
      <style:text-properties fo:font-style="italic" style:text-underline-style="solid" style:text-underline-width="auto" style:text-underline-color="font-color" officeooo:rsid="00373174" officeooo:paragraph-rsid="00373174" style:font-style-asian="italic" style:font-style-complex="italic"/>
    </style:style>
    <style:style style:name="P38" style:family="paragraph" style:parent-style-name="Standard">
      <style:text-properties fo:font-style="italic" style:text-underline-style="solid" style:text-underline-width="auto" style:text-underline-color="font-color" officeooo:rsid="00373174" officeooo:paragraph-rsid="00387e7f" style:font-style-asian="italic" style:font-style-complex="italic"/>
    </style:style>
    <style:style style:name="P39" style:family="paragraph" style:parent-style-name="Standard">
      <style:paragraph-properties fo:text-align="center" style:justify-single-word="false"/>
      <style:text-properties fo:font-style="italic" officeooo:rsid="001fee87" officeooo:paragraph-rsid="001fee87" style:font-style-asian="italic" style:font-style-complex="italic"/>
    </style:style>
    <style:style style:name="P40" style:family="paragraph" style:parent-style-name="Standard">
      <style:paragraph-properties fo:text-align="center" style:justify-single-word="false"/>
      <style:text-properties fo:font-style="italic" officeooo:rsid="001fee87" officeooo:paragraph-rsid="003f818f" style:font-style-asian="italic" style:font-style-complex="italic"/>
    </style:style>
    <style:style style:name="P41" style:family="paragraph" style:parent-style-name="Standard">
      <style:paragraph-properties fo:text-align="center" style:justify-single-word="false"/>
      <style:text-properties fo:font-style="italic" officeooo:rsid="00353afa" officeooo:paragraph-rsid="00497879" style:font-style-asian="italic" style:font-style-complex="italic"/>
    </style:style>
    <style:style style:name="P42" style:family="paragraph" style:parent-style-name="Standard">
      <style:text-properties fo:font-style="italic" officeooo:paragraph-rsid="004a9b0f" style:font-style-asian="italic" style:font-style-complex="italic"/>
    </style:style>
    <style:style style:name="P43" style:family="paragraph" style:parent-style-name="Standard">
      <style:paragraph-properties fo:text-align="center" style:justify-single-word="false"/>
      <style:text-properties fo:font-style="italic" officeooo:paragraph-rsid="004e61a6" style:font-style-asian="italic" style:font-style-complex="italic"/>
    </style:style>
    <style:style style:name="P44" style:family="paragraph" style:parent-style-name="Standard">
      <style:paragraph-properties fo:text-align="center" style:justify-single-word="false"/>
      <style:text-properties fo:font-style="italic" officeooo:paragraph-rsid="004ebdda" style:font-style-asian="italic" style:font-style-complex="italic"/>
    </style:style>
    <style:style style:name="P45" style:family="paragraph" style:parent-style-name="Standard">
      <style:paragraph-properties fo:text-align="center" style:justify-single-word="false"/>
      <style:text-properties fo:font-style="italic" officeooo:paragraph-rsid="0054be49" style:font-style-asian="italic" style:font-style-complex="italic"/>
    </style:style>
    <style:style style:name="P46" style:family="paragraph" style:parent-style-name="Standard">
      <style:paragraph-properties fo:text-align="start" style:justify-single-word="false"/>
      <style:text-properties fo:font-style="italic" officeooo:paragraph-rsid="0054be49" style:font-style-asian="italic" style:font-style-complex="italic"/>
    </style:style>
    <style:style style:name="P47" style:family="paragraph" style:parent-style-name="Standard">
      <style:text-properties officeooo:rsid="003f06f9" officeooo:paragraph-rsid="001b77b5"/>
    </style:style>
    <style:style style:name="P48" style:family="paragraph" style:parent-style-name="Standard">
      <style:text-properties officeooo:rsid="001b77b5"/>
    </style:style>
    <style:style style:name="P49" style:family="paragraph" style:parent-style-name="Standard">
      <style:text-properties officeooo:rsid="001fee87"/>
    </style:style>
    <style:style style:name="P50" style:family="paragraph" style:parent-style-name="Standard">
      <style:text-properties officeooo:rsid="001fee87" officeooo:paragraph-rsid="001fee87"/>
    </style:style>
    <style:style style:name="P51" style:family="paragraph" style:parent-style-name="Standard">
      <style:paragraph-properties fo:text-align="center" style:justify-single-word="false"/>
      <style:text-properties officeooo:rsid="001fee87" officeooo:paragraph-rsid="00480514"/>
    </style:style>
    <style:style style:name="P52" style:family="paragraph" style:parent-style-name="Standard">
      <style:paragraph-properties fo:text-align="justify" style:justify-single-word="false"/>
      <style:text-properties officeooo:rsid="0033b2db" officeooo:paragraph-rsid="0033b2db"/>
    </style:style>
    <style:style style:name="P53" style:family="paragraph" style:parent-style-name="Standard">
      <style:paragraph-properties fo:text-align="start" style:justify-single-word="false"/>
      <style:text-properties officeooo:paragraph-rsid="00243df2"/>
    </style:style>
    <style:style style:name="P54" style:family="paragraph" style:parent-style-name="Standard">
      <style:paragraph-properties fo:text-align="start" style:justify-single-word="false"/>
      <style:text-properties officeooo:paragraph-rsid="0041dbf1"/>
    </style:style>
    <style:style style:name="P55" style:family="paragraph" style:parent-style-name="Standard">
      <style:paragraph-properties fo:text-align="start" style:justify-single-word="false"/>
      <style:text-properties officeooo:paragraph-rsid="0043ed36"/>
    </style:style>
    <style:style style:name="P56" style:family="paragraph" style:parent-style-name="Standard">
      <style:paragraph-properties fo:text-align="center" style:justify-single-word="false"/>
      <style:text-properties fo:font-size="16pt" officeooo:paragraph-rsid="00243df2" style:font-size-asian="16pt" style:font-size-complex="16pt"/>
    </style:style>
    <style:style style:name="P57" style:family="paragraph" style:parent-style-name="Standard">
      <style:text-properties officeooo:paragraph-rsid="00480514"/>
    </style:style>
    <style:style style:name="P58" style:family="paragraph" style:parent-style-name="Standard">
      <style:text-properties style:font-name="Liberation Serif" fo:font-size="12pt" officeooo:paragraph-rsid="00480514" style:font-size-asian="12pt" style:font-size-complex="12pt"/>
    </style:style>
    <style:style style:name="P59" style:family="paragraph" style:parent-style-name="Standard">
      <style:paragraph-properties fo:text-align="center" style:justify-single-word="false"/>
      <style:text-properties style:font-name="Liberation Serif" fo:font-size="12pt" officeooo:rsid="001fee87" officeooo:paragraph-rsid="00480514" style:font-size-asian="12pt" style:font-size-complex="12pt"/>
    </style:style>
    <style:style style:name="P60" style:family="paragraph" style:parent-style-name="Standard">
      <style:paragraph-properties fo:text-align="justify" style:justify-single-word="false"/>
      <style:text-properties style:font-name="Liberation Serif" fo:font-size="12pt" officeooo:paragraph-rsid="00480514" style:font-size-asian="12pt" style:font-size-complex="12pt"/>
    </style:style>
    <style:style style:name="P61" style:family="paragraph" style:parent-style-name="Standard">
      <style:text-properties style:font-name="Liberation Serif" fo:font-size="12pt" fo:font-style="normal" officeooo:paragraph-rsid="004a7db7" style:font-size-asian="12pt" style:font-style-asian="normal" style:font-size-complex="12pt" style:font-style-complex="normal"/>
    </style:style>
    <style:style style:name="P62" style:family="paragraph" style:parent-style-name="Standard">
      <style:paragraph-properties fo:text-align="justify" style:justify-single-word="false"/>
      <style:text-properties style:font-name="Liberation Serif" fo:font-size="12pt" fo:font-style="normal" officeooo:paragraph-rsid="00497879" style:font-size-asian="12pt" style:font-style-asian="normal" style:font-size-complex="12pt" style:font-style-complex="normal"/>
    </style:style>
    <style:style style:name="P63" style:family="paragraph" style:parent-style-name="Standard">
      <style:paragraph-properties fo:text-align="justify" style:justify-single-word="false"/>
      <style:text-properties style:font-name="Liberation Serif" fo:font-size="12pt" fo:font-style="normal" officeooo:paragraph-rsid="004a7db7" style:font-size-asian="12pt" style:font-style-asian="normal" style:font-size-complex="12pt" style:font-style-complex="normal"/>
    </style:style>
    <style:style style:name="P64" style:family="paragraph" style:parent-style-name="Standard">
      <style:paragraph-properties fo:text-align="center" style:justify-single-word="false"/>
      <style:text-properties style:font-name="Liberation Serif" fo:font-size="12pt" fo:font-style="normal" fo:font-weight="bold" officeooo:paragraph-rsid="00497879" style:font-size-asian="12pt" style:font-style-asian="normal" style:font-weight-asian="bold" style:font-size-complex="12pt" style:font-style-complex="normal" style:font-weight-complex="bold"/>
    </style:style>
    <style:style style:name="P65" style:family="paragraph" style:parent-style-name="Standard">
      <style:paragraph-properties fo:text-align="center" style:justify-single-word="false"/>
      <style:text-properties style:font-name="Liberation Serif" fo:font-size="12pt" fo:font-style="normal" fo:font-weight="bold" officeooo:paragraph-rsid="004a7db7" style:font-size-asian="12pt" style:font-style-asian="normal" style:font-weight-asian="bold" style:font-size-complex="12pt" style:font-style-complex="normal" style:font-weight-complex="bold"/>
    </style:style>
    <style:style style:name="P66" style:family="paragraph" style:parent-style-name="Standard">
      <style:text-properties officeooo:paragraph-rsid="004a9b0f"/>
    </style:style>
    <style:style style:name="P67" style:family="paragraph" style:parent-style-name="Standard">
      <style:paragraph-properties fo:text-align="justify" style:justify-single-word="false"/>
      <style:text-properties officeooo:paragraph-rsid="00480514"/>
    </style:style>
    <style:style style:name="P68" style:family="paragraph" style:parent-style-name="Standard">
      <style:paragraph-properties fo:text-align="justify" style:justify-single-word="false"/>
      <style:text-properties officeooo:paragraph-rsid="004c3f44"/>
    </style:style>
    <style:style style:name="P69" style:family="paragraph" style:parent-style-name="Standard">
      <style:paragraph-properties fo:text-align="justify" style:justify-single-word="false"/>
      <style:text-properties officeooo:paragraph-rsid="004ebdda"/>
    </style:style>
    <style:style style:name="P70" style:family="paragraph" style:parent-style-name="Standard">
      <style:paragraph-properties fo:text-align="justify" style:justify-single-word="false"/>
      <style:text-properties officeooo:paragraph-rsid="00537a88"/>
    </style:style>
    <style:style style:name="P71" style:family="paragraph" style:parent-style-name="Standard">
      <style:paragraph-properties fo:text-align="justify" style:justify-single-word="false"/>
      <style:text-properties officeooo:paragraph-rsid="0054be49"/>
    </style:style>
    <style:style style:name="P72" style:family="paragraph" style:parent-style-name="Standard">
      <style:text-properties officeooo:paragraph-rsid="0053008b"/>
    </style:style>
    <style:style style:name="T1" style:family="text">
      <style:text-properties officeooo:rsid="001fee87"/>
    </style:style>
    <style:style style:name="T2" style:family="text">
      <style:text-properties officeooo:rsid="001b77b5"/>
    </style:style>
    <style:style style:name="T3" style:family="text">
      <style:text-properties fo:font-style="italic" style:font-style-asian="italic" style:font-style-complex="italic"/>
    </style:style>
    <style:style style:name="T4" style:family="text">
      <style:text-properties fo:font-style="italic" officeooo:rsid="001b77b5" style:font-style-asian="italic" style:font-style-complex="italic"/>
    </style:style>
    <style:style style:name="T5" style:family="text">
      <style:text-properties fo:font-style="italic" officeooo:rsid="001fee87" style:font-style-asian="italic" style:font-style-complex="italic"/>
    </style:style>
    <style:style style:name="T6" style:family="text">
      <style:text-properties fo:font-style="italic" officeooo:rsid="0040e497" style:font-style-asian="italic" style:font-style-complex="italic"/>
    </style:style>
    <style:style style:name="T7" style:family="text">
      <style:text-properties officeooo:rsid="001a6198"/>
    </style:style>
    <style:style style:name="T8" style:family="text">
      <style:text-properties style:text-position="sub 58%" fo:font-style="italic" style:font-style-asian="italic" style:font-style-complex="italic"/>
    </style:style>
    <style:style style:name="T9" style:family="text">
      <style:text-properties style:text-position="sub 58%" fo:font-style="italic" officeooo:rsid="002e7ecc" style:font-style-asian="italic" style:font-style-complex="italic"/>
    </style:style>
    <style:style style:name="T10" style:family="text">
      <style:text-properties style:text-position="sub 58%" fo:font-style="italic" officeooo:rsid="002abdd2" style:font-style-asian="italic" style:font-style-complex="italic"/>
    </style:style>
    <style:style style:name="T11" style:family="text">
      <style:text-properties style:text-position="sub 58%" fo:font-style="italic" officeooo:rsid="001fee87" style:font-style-asian="italic" style:font-style-complex="italic"/>
    </style:style>
    <style:style style:name="T12" style:family="text">
      <style:text-properties style:text-position="sub 58%" fo:font-style="italic" officeooo:rsid="0033b2db" style:font-style-asian="italic" style:font-style-complex="italic"/>
    </style:style>
    <style:style style:name="T13" style:family="text">
      <style:text-properties style:text-position="sub 58%" officeooo:rsid="00312659"/>
    </style:style>
    <style:style style:name="T14" style:family="text">
      <style:text-properties style:text-position="sub 58%" style:font-name="Liberation Serif" fo:font-size="12pt" officeooo:rsid="004c3f44" style:font-size-asian="12pt" style:font-size-complex="12pt"/>
    </style:style>
    <style:style style:name="T15" style:family="text">
      <style:text-properties fo:font-size="14pt" fo:font-weight="bold" style:font-size-asian="14pt" style:font-weight-asian="bold" style:font-size-complex="14pt" style:font-weight-complex="bold"/>
    </style:style>
    <style:style style:name="T16" style:family="text">
      <style:text-properties fo:font-size="14pt" fo:font-weight="bold" officeooo:rsid="001fee87" style:font-size-asian="14pt" style:font-weight-asian="bold" style:font-size-complex="14pt" style:font-weight-complex="bold"/>
    </style:style>
    <style:style style:name="T17" style:family="text">
      <style:text-properties fo:font-size="14pt" fo:font-weight="bold" officeooo:rsid="0041dbf1" style:font-size-asian="14pt" style:font-weight-asian="bold" style:font-size-complex="14pt" style:font-weight-complex="bold"/>
    </style:style>
    <style:style style:name="T18" style:family="text">
      <style:text-properties fo:font-size="14pt" fo:font-weight="bold" officeooo:rsid="00437edf" style:font-size-asian="14pt" style:font-weight-asian="bold" style:font-size-complex="14pt" style:font-weight-complex="bold"/>
    </style:style>
    <style:style style:name="T19" style:family="text">
      <style:text-properties fo:font-size="14pt" fo:font-weight="bold" officeooo:rsid="0043ed36" style:font-size-asian="14pt" style:font-weight-asian="bold" style:font-size-complex="14pt" style:font-weight-complex="bold"/>
    </style:style>
    <style:style style:name="T20" style:family="text">
      <style:text-properties fo:font-size="14pt" fo:font-weight="bold" officeooo:rsid="00451f6a" style:font-size-asian="14pt" style:font-weight-asian="bold" style:font-size-complex="14pt" style:font-weight-complex="bold"/>
    </style:style>
    <style:style style:name="T21" style:family="text">
      <style:text-properties fo:font-size="14pt" fo:font-weight="bold" officeooo:rsid="00480514" style:font-size-asian="14pt" style:font-weight-asian="bold" style:font-size-complex="14pt" style:font-weight-complex="bold"/>
    </style:style>
    <style:style style:name="T22" style:family="text">
      <style:text-properties officeooo:rsid="002680a0"/>
    </style:style>
    <style:style style:name="T23" style:family="text">
      <style:text-properties officeooo:rsid="0027a9c8"/>
    </style:style>
    <style:style style:name="T24" style:family="text">
      <style:text-properties fo:font-weight="bold" style:font-weight-asian="bold" style:font-weight-complex="bold"/>
    </style:style>
    <style:style style:name="T25" style:family="text">
      <style:text-properties fo:font-weight="bold" officeooo:rsid="001b77b5" style:font-weight-asian="bold" style:font-weight-complex="bold"/>
    </style:style>
    <style:style style:name="T26" style:family="text">
      <style:text-properties fo:font-weight="bold" officeooo:rsid="001fee87" style:font-weight-asian="bold" style:font-weight-complex="bold"/>
    </style:style>
    <style:style style:name="T27" style:family="text">
      <style:text-properties fo:font-weight="bold" officeooo:rsid="002c5d65" style:font-weight-asian="bold" style:font-weight-complex="bold"/>
    </style:style>
    <style:style style:name="T28" style:family="text">
      <style:text-properties fo:font-weight="bold" officeooo:rsid="0033b2db" style:font-weight-asian="bold" style:font-weight-complex="bold"/>
    </style:style>
    <style:style style:name="T29" style:family="text">
      <style:text-properties fo:font-weight="bold" officeooo:rsid="00243df2" style:font-weight-asian="bold" style:font-weight-complex="bold"/>
    </style:style>
    <style:style style:name="T30" style:family="text">
      <style:text-properties officeooo:rsid="002abdd2"/>
    </style:style>
    <style:style style:name="T31" style:family="text">
      <style:text-properties officeooo:rsid="002c5d65"/>
    </style:style>
    <style:style style:name="T32" style:family="text">
      <style:text-properties officeooo:rsid="002dea21"/>
    </style:style>
    <style:style style:name="T33" style:family="text">
      <style:text-properties officeooo:rsid="002e7ecc"/>
    </style:style>
    <style:style style:name="T34" style:family="text">
      <style:text-properties officeooo:rsid="003002ae"/>
    </style:style>
    <style:style style:name="T35" style:family="text">
      <style:text-properties officeooo:rsid="00312659"/>
    </style:style>
    <style:style style:name="T36" style:family="text">
      <style:text-properties officeooo:rsid="00314d74"/>
    </style:style>
    <style:style style:name="T37" style:family="text">
      <style:text-properties officeooo:rsid="00326de7"/>
    </style:style>
    <style:style style:name="T38" style:family="text">
      <style:text-properties officeooo:rsid="0032a32e"/>
    </style:style>
    <style:style style:name="T39" style:family="text">
      <style:text-properties officeooo:rsid="00373174"/>
    </style:style>
    <style:style style:name="T40" style:family="text">
      <style:text-properties officeooo:rsid="0039753f"/>
    </style:style>
    <style:style style:name="T41" style:family="text">
      <style:text-properties officeooo:rsid="003ab53d"/>
    </style:style>
    <style:style style:name="T42" style:family="text">
      <style:text-properties officeooo:rsid="003bcc33"/>
    </style:style>
    <style:style style:name="T43" style:family="text">
      <style:text-properties officeooo:rsid="003f06f9"/>
    </style:style>
    <style:style style:name="T44" style:family="text">
      <style:text-properties officeooo:rsid="003f818f"/>
    </style:style>
    <style:style style:name="T45" style:family="text">
      <style:text-properties officeooo:rsid="0040e497"/>
    </style:style>
    <style:style style:name="T46" style:family="text">
      <style:text-properties officeooo:rsid="00480514"/>
    </style:style>
    <style:style style:name="T47" style:family="text">
      <style:text-properties fo:color="#000000" style:text-outline="false" style:text-line-through-style="none" fo:font-style="normal" fo:text-shadow="none" style:text-underline-style="none" fo:font-weight="normal" officeooo:rsid="00480514" style:font-name-asian="FuturaBlack BT" style:font-style-asian="normal" style:font-weight-asian="normal" style:font-name-complex="FuturaBlack BT" style:font-style-complex="normal" style:font-weight-complex="normal" style:text-emphasize="none" style:text-overline-style="none" style:text-overline-color="font-color"/>
    </style:style>
    <style:style style:name="T48" style:family="text">
      <style:text-properties fo:color="#000000" style:text-outline="false" style:text-line-through-style="none" fo:font-style="italic" fo:text-shadow="none" style:text-underline-style="none" fo:font-weight="normal" officeooo:rsid="00480514" style:font-name-asian="FuturaBlack BT" style:font-style-asian="italic" style:font-weight-asian="normal" style:font-name-complex="FuturaBlack BT" style:font-style-complex="italic" style:font-weight-complex="normal" style:text-emphasize="none" style:text-overline-style="none" style:text-overline-color="font-color"/>
    </style:style>
    <style:style style:name="T49" style:family="text">
      <style:text-properties fo:color="#000000" style:text-outline="false" style:text-line-through-style="none" fo:font-style="italic" fo:text-shadow="none" style:text-underline-style="none" fo:font-weight="normal" officeooo:rsid="00497879" style:font-name-asian="FuturaBlack BT" style:font-style-asian="italic" style:font-weight-asian="normal" style:font-name-complex="FuturaBlack BT" style:font-style-complex="italic" style:font-weight-complex="normal" style:text-emphasize="none" style:text-overline-style="none" style:text-overline-color="font-color"/>
    </style:style>
    <style:style style:name="T50" style:family="text">
      <style:text-properties fo:color="#000000" style:text-outline="false" style:text-line-through-style="none" fo:font-style="italic" fo:text-shadow="none" style:text-underline-style="none" fo:font-weight="normal" officeooo:rsid="004a7db7" style:font-name-asian="FuturaBlack BT" style:font-style-asian="italic" style:font-weight-asian="normal" style:font-name-complex="FuturaBlack BT" style:font-style-complex="italic" style:font-weight-complex="normal" style:text-emphasize="none" style:text-overline-style="none" style:text-overline-color="font-color"/>
    </style:style>
    <style:style style:name="T51" style:family="text">
      <style:text-properties fo:color="#000000" style:text-outline="false" style:text-line-through-style="none" fo:font-style="italic" fo:text-shadow="none" style:text-underline-style="none" fo:font-weight="normal" officeooo:rsid="004a9b0f" style:font-name-asian="FuturaBlack BT" style:font-style-asian="italic" style:font-weight-asian="normal" style:font-name-complex="FuturaBlack BT" style:font-style-complex="italic" style:font-weight-complex="normal" style:text-emphasize="none" style:text-overline-style="none" style:text-overline-color="font-color"/>
    </style:style>
    <style:style style:name="T52" style:family="text">
      <style:text-properties fo:color="#000000" style:text-outline="false" style:text-line-through-style="none" fo:font-style="italic" fo:text-shadow="none" style:text-underline-style="none" fo:font-weight="normal" officeooo:rsid="004b2f88" style:font-name-asian="FuturaBlack BT" style:font-style-asian="italic" style:font-weight-asian="normal" style:font-name-complex="FuturaBlack BT" style:font-style-complex="italic" style:font-weight-complex="normal" style:text-emphasize="none" style:text-overline-style="none" style:text-overline-color="font-color"/>
    </style:style>
    <style:style style:name="T53" style:family="text">
      <style:text-properties fo:color="#000000" style:text-outline="false" style:text-line-through-style="none" style:text-position="sub 58%" fo:font-style="italic" fo:text-shadow="none" style:text-underline-style="none" fo:font-weight="normal" officeooo:rsid="0033b2db" style:font-name-asian="FuturaBlack BT" style:font-style-asian="italic" style:font-weight-asian="normal" style:font-name-complex="FuturaBlack BT" style:font-style-complex="italic" style:font-weight-complex="normal" style:text-emphasize="none" style:text-overline-style="none" style:text-overline-color="font-color"/>
    </style:style>
    <style:style style:name="T54" style:family="text">
      <style:text-properties fo:color="#000000" style:text-outline="false" style:text-line-through-style="none" style:text-position="sub 58%" fo:font-style="italic" fo:text-shadow="none" style:text-underline-style="none" fo:font-weight="normal" officeooo:rsid="00480514" style:font-name-asian="FuturaBlack BT" style:font-style-asian="italic" style:font-weight-asian="normal" style:font-name-complex="FuturaBlack BT" style:font-style-complex="italic" style:font-weight-complex="normal" style:text-emphasize="none" style:text-overline-style="none" style:text-overline-color="font-color"/>
    </style:style>
    <style:style style:name="T55" style:family="text">
      <style:text-properties fo:color="#000000" style:text-outline="false" style:text-line-through-style="none" style:text-position="sub 58%" fo:font-style="italic" fo:text-shadow="none" style:text-underline-style="none" fo:font-weight="normal" officeooo:rsid="00497879" style:font-name-asian="FuturaBlack BT" style:font-style-asian="italic" style:font-weight-asian="normal" style:font-name-complex="FuturaBlack BT" style:font-style-complex="italic" style:font-weight-complex="normal" style:text-emphasize="none" style:text-overline-style="none" style:text-overline-color="font-color"/>
    </style:style>
    <style:style style:name="T56" style:family="text">
      <style:text-properties fo:color="#000000" style:text-outline="false" style:text-line-through-style="none" style:text-position="sub 58%" fo:font-style="italic" fo:text-shadow="none" style:text-underline-style="none" fo:font-weight="normal" officeooo:rsid="004a9b0f" style:font-name-asian="FuturaBlack BT" style:font-style-asian="italic" style:font-weight-asian="normal" style:font-name-complex="FuturaBlack BT" style:font-style-complex="italic" style:font-weight-complex="normal" style:text-emphasize="none" style:text-overline-style="none" style:text-overline-color="font-color"/>
    </style:style>
    <style:style style:name="T57" style:family="text">
      <style:text-properties fo:color="#000000" style:text-outline="false" style:text-line-through-style="none" fo:text-shadow="none" style:text-underline-style="none" fo:font-weight="normal" officeooo:rsid="00497879" style:font-name-asian="FuturaBlack BT" style:font-weight-asian="normal" style:font-name-complex="FuturaBlack BT" style:font-weight-complex="normal" style:text-emphasize="none" style:text-overline-style="none" style:text-overline-color="font-color"/>
    </style:style>
    <style:style style:name="T58" style:family="text">
      <style:text-properties fo:color="#000000" style:text-outline="false" style:text-line-through-style="none" fo:text-shadow="none" style:text-underline-style="none" fo:font-weight="normal" officeooo:rsid="004a7db7" style:font-name-asian="FuturaBlack BT" style:font-weight-asian="normal" style:font-name-complex="FuturaBlack BT" style:font-weight-complex="normal" style:text-emphasize="none" style:text-overline-style="none" style:text-overline-color="font-color"/>
    </style:style>
    <style:style style:name="T59" style:family="text">
      <style:text-properties fo:color="#000000" style:text-outline="false" style:text-line-through-style="none" fo:text-shadow="none" style:text-underline-style="none" fo:font-weight="normal" officeooo:rsid="004a9b0f" style:font-name-asian="FuturaBlack BT" style:font-weight-asian="normal" style:font-name-complex="FuturaBlack BT" style:font-weight-complex="normal" style:text-emphasize="none" style:text-overline-style="none" style:text-overline-color="font-color"/>
    </style:style>
    <style:style style:name="T60" style:family="text">
      <style:text-properties fo:color="#000000" style:text-outline="false" style:text-line-through-style="none" fo:text-shadow="none" style:text-underline-style="none" fo:font-weight="normal" officeooo:rsid="004b2f88" style:font-name-asian="FuturaBlack BT" style:font-weight-asian="normal" style:font-name-complex="FuturaBlack BT" style:font-weight-complex="normal" style:text-emphasize="none" style:text-overline-style="none" style:text-overline-color="font-color"/>
    </style:style>
    <style:style style:name="T61" style:family="text">
      <style:text-properties fo:color="#000000" style:text-outline="false" style:text-line-through-style="none" fo:text-shadow="none" style:text-underline-style="none" officeooo:rsid="00497879" style:font-name-asian="FuturaBlack BT" style:font-name-complex="FuturaBlack BT" style:text-emphasize="none" style:text-overline-style="none" style:text-overline-color="font-color"/>
    </style:style>
    <style:style style:name="T62" style:family="text">
      <style:text-properties fo:color="#000000" style:text-outline="false" style:text-line-through-style="none" fo:text-shadow="none" style:text-underline-style="none" officeooo:rsid="004a7db7" style:font-name-asian="FuturaBlack BT" style:font-name-complex="FuturaBlack BT" style:text-emphasize="none" style:text-overline-style="none" style:text-overline-color="font-color"/>
    </style:style>
    <style:style style:name="T63" style:family="text">
      <style:text-properties style:font-name="Liberation Serif" fo:font-size="12pt" officeooo:rsid="00480514" style:font-size-asian="12pt" style:font-size-complex="12pt"/>
    </style:style>
    <style:style style:name="T64" style:family="text">
      <style:text-properties style:font-name="Liberation Serif" fo:font-size="12pt" officeooo:rsid="00463764" style:font-size-asian="12pt" style:font-size-complex="12pt"/>
    </style:style>
    <style:style style:name="T65" style:family="text">
      <style:text-properties style:font-name="Liberation Serif" fo:font-size="12pt" officeooo:rsid="004a9b0f" style:font-size-asian="12pt" style:font-size-complex="12pt"/>
    </style:style>
    <style:style style:name="T66" style:family="text">
      <style:text-properties style:font-name="Liberation Serif" fo:font-size="12pt" officeooo:rsid="004c3f44" style:font-size-asian="12pt" style:font-size-complex="12pt"/>
    </style:style>
    <style:style style:name="T67" style:family="text">
      <style:text-properties style:font-name="Liberation Serif" fo:font-size="12pt" officeooo:rsid="004e61a6" style:font-size-asian="12pt" style:font-size-complex="12pt"/>
    </style:style>
    <style:style style:name="T68" style:family="text">
      <style:text-properties style:font-name="Liberation Serif" fo:font-size="12pt" officeooo:rsid="004ebdda" style:font-size-asian="12pt" style:font-size-complex="12pt"/>
    </style:style>
    <style:style style:name="T69" style:family="text">
      <style:text-properties style:font-name="Liberation Serif" fo:font-size="12pt" officeooo:rsid="00518149" style:font-size-asian="12pt" style:font-size-complex="12pt"/>
    </style:style>
    <style:style style:name="T70" style:family="text">
      <style:text-properties style:font-name="Liberation Serif" fo:font-size="12pt" officeooo:rsid="00537a88" style:font-size-asian="12pt" style:font-size-complex="12pt"/>
    </style:style>
    <style:style style:name="T71" style:family="text">
      <style:text-properties style:font-name="Liberation Serif" fo:font-size="12pt" officeooo:rsid="0054be49" style:font-size-asian="12pt" style:font-size-complex="12pt"/>
    </style:style>
    <style:style style:name="T72" style:family="text">
      <style:text-properties style:font-name="Liberation Serif" fo:font-size="12pt" officeooo:rsid="00560959" style:font-size-asian="12pt" style:font-size-complex="12pt"/>
    </style:style>
    <style:style style:name="T73" style:family="text">
      <style:text-properties style:font-name="Liberation Serif" fo:font-size="12pt" fo:font-style="italic" officeooo:rsid="004a9b0f" style:font-size-asian="12pt" style:font-style-asian="italic" style:font-size-complex="12pt" style:font-style-complex="italic"/>
    </style:style>
    <style:style style:name="T74" style:family="text">
      <style:text-properties style:font-name="Liberation Serif" fo:font-size="12pt" fo:font-style="italic" officeooo:rsid="004e61a6" style:font-size-asian="12pt" style:font-style-asian="italic" style:font-size-complex="12pt" style:font-style-complex="italic"/>
    </style:style>
    <style:style style:name="T75" style:family="text">
      <style:text-properties style:font-name="Liberation Serif" fo:font-size="12pt" fo:font-style="italic" officeooo:rsid="004ebdda" style:font-size-asian="12pt" style:font-style-asian="italic" style:font-size-complex="12pt" style:font-style-complex="italic"/>
    </style:style>
    <style:style style:name="T76" style:family="text">
      <style:text-properties style:font-name="Liberation Serif" fo:font-size="12pt" fo:font-style="normal" officeooo:rsid="004e61a6" style:font-size-asian="12pt" style:font-style-asian="normal" style:font-size-complex="12pt" style:font-style-complex="normal"/>
    </style:style>
    <style:style style:name="T77" style:family="text">
      <style:text-properties style:font-name="Liberation Serif" fo:font-size="12pt" officeooo:rsid="004e61a6" style:font-name-asian="Times New Roman" style:font-size-asian="12pt" style:font-name-complex="Times New Roman" style:font-size-complex="12pt"/>
    </style:style>
    <style:style style:name="T78" style:family="text">
      <style:text-properties style:font-name="Liberation Serif" fo:font-size="12pt" officeooo:rsid="004ebdda" style:font-name-asian="Times New Roman" style:font-size-asian="12pt" style:font-name-complex="Times New Roman" style:font-size-complex="12pt"/>
    </style:style>
    <style:style style:name="T79" style:family="text">
      <style:text-properties style:font-name="Liberation Serif" fo:font-size="12pt" officeooo:rsid="004ebdda" style:font-name-asian="Liberation Serif1" style:font-size-asian="12pt" style:font-name-complex="Liberation Serif1" style:font-size-complex="12pt"/>
    </style:style>
    <style:style style:name="T80" style:family="text">
      <style:text-properties style:font-name="Liberation Serif" fo:font-size="12pt" officeooo:rsid="00537a88" style:font-name-asian="Liberation Serif1" style:font-size-asian="12pt" style:font-name-complex="Liberation Serif1" style:font-size-complex="12pt"/>
    </style:style>
    <style:style style:name="T81" style:family="text">
      <style:text-properties fo:font-weight="normal" officeooo:rsid="00480514" style:font-weight-asian="normal" style:font-weight-complex="normal"/>
    </style:style>
    <style:style style:name="T82" style:family="text">
      <style:text-properties style:text-position="super 58%" style:font-name="Liberation Serif" fo:font-size="12pt" officeooo:rsid="00480514" style:font-size-asian="12pt" style:font-size-complex="12pt"/>
    </style:style>
    <style:style style:name="T83" style:family="text">
      <style:text-properties style:text-position="0% 100%" style:font-name="Liberation Serif" fo:font-size="12pt" officeooo:rsid="00480514" style:font-size-asian="12pt" style:font-size-complex="12pt"/>
    </style:style>
    <style:style style:name="T84" style:family="text">
      <style:text-properties style:text-position="0% 100%" style:font-name="Liberation Serif" fo:font-size="12pt" officeooo:rsid="004a7db7" style:font-size-asian="12pt" style:font-size-complex="12pt"/>
    </style:style>
    <style:style style:name="T85" style:family="text">
      <style:text-properties style:text-position="0% 100%" style:font-name="Liberation Serif" fo:font-size="12pt" fo:font-weight="bold" officeooo:rsid="004a7db7" style:font-size-asian="12pt" style:font-weight-asian="bold" style:font-size-complex="12pt" style:font-weight-complex="bold"/>
    </style:style>
    <style:style style:name="T86" style:family="text">
      <style:text-properties style:text-position="0% 100%" style:font-name="Liberation Serif" fo:font-size="12pt" fo:font-style="normal" fo:font-weight="normal" officeooo:rsid="004a7db7" style:font-size-asian="12pt" style:font-style-asian="normal" style:font-weight-asian="normal" style:font-size-complex="12pt" style:font-style-complex="normal" style:font-weight-complex="normal"/>
    </style:style>
    <style:style style:name="T87" style:family="text">
      <style:text-properties style:text-position="0% 100%" style:font-name="OpenSymbol" fo:font-size="12pt" officeooo:rsid="004e61a6" style:font-name-asian="OpenSymbol" style:font-size-asian="12pt" style:font-name-complex="OpenSymbol" style:font-size-complex="12pt"/>
    </style:style>
    <style:style style:name="T88" style:family="text">
      <style:text-properties style:font-name="Liberation Serif1" fo:font-size="12pt" officeooo:rsid="004e61a6" style:font-name-asian="Liberation Serif1" style:font-size-asian="12pt" style:font-name-complex="Liberation Serif1" style:font-size-complex="12pt"/>
    </style:style>
    <style:style style:name="T89" style:family="text">
      <style:text-properties style:font-name="OpenSymbol" fo:font-size="12pt" officeooo:rsid="004e61a6" fo:background-color="transparent" style:font-name-asian="OpenSymbol" style:font-size-asian="12pt" style:font-name-complex="OpenSymbol" style:font-size-complex="12pt" style:text-rotation-angle="0" style:text-rotation-scale="line-height"/>
    </style:style>
    <style:style style:name="T90" style:family="text">
      <style:text-properties style:font-name="OpenSymbol" fo:font-size="12pt" officeooo:rsid="004e61a6" style:font-name-asian="OpenSymbol" style:font-size-asian="12pt" style:font-name-complex="OpenSymbol" style:font-size-complex="12pt"/>
    </style:style>
    <style:style style:name="T91" style:family="text">
      <style:text-properties style:font-name="OpenSymbol" fo:font-size="12pt" officeooo:rsid="004ebdda" style:font-name-asian="OpenSymbol" style:font-size-asian="12pt" style:font-name-complex="OpenSymbol" style:font-size-complex="12pt"/>
    </style:style>
    <style:style style:name="T92" style:family="text">
      <style:text-properties style:font-name="OpenSymbol" fo:font-size="12pt" officeooo:rsid="00537a88" style:font-name-asian="OpenSymbol" style:font-size-asian="12pt" style:font-name-complex="OpenSymbol" style:font-size-complex="12pt"/>
    </style:style>
    <style:style style:name="T93" style:family="text">
      <style:text-properties style:font-name="OpenSymbol" fo:font-size="12pt" fo:font-style="italic" officeooo:rsid="004ebdda" style:font-name-asian="Times New Roman" style:font-size-asian="12pt" style:font-style-asian="italic" style:font-name-complex="Times New Roman" style:font-size-complex="12pt" style:font-style-complex="italic"/>
    </style:style>
    <style:style style:name="T94" style:family="text">
      <style:text-properties style:font-name="OpenSymbol" fo:font-size="12pt" officeooo:rsid="004ebdda" style:font-name-asian="Times New Roman" style:font-size-asian="12pt" style:font-name-complex="Times New Roman" style:font-size-complex="12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26"/>
      <text:p text:style-name="P28"><text:span text:style-name="T1">Computer Science</text:span> 4<text:span text:style-name="T1">3</text:span>3 <text:span text:style-name="T1">-Artificial Intelligence</text:span></text:p>
      <text:p text:style-name="P27">Dr. Robert Kremer</text:p>
      <text:p text:style-name="P40"><text:span text:style-name="T44">Assignment 1: Set Based Search and Or Tree Based Search</text:span></text:p>
      <text:p text:style-name="P27"/>
      <text:p text:style-name="P27">Group 8</text:p>
      <text:p text:style-name="P29"><text:span text:style-name="T1">Todd Bennet, Sean Brown, </text:span><text:span text:style-name="T7"><text:s/>Alex Madsen</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53"><text:soft-page-break/><text:span text:style-name="T16">/*************************************************************</text:span></text:p>
      <text:p text:style-name="P54"><text:span text:style-name="T17">TODO LIST: </text:span></text:p>
      <text:p text:style-name="P54"><text:span text:style-name="T18">- Finalize SBS:</text:span></text:p>
      <text:p text:style-name="P54"><text:span text:style-name="T18"><text:tab/>- Search Process</text:span></text:p>
      <text:p text:style-name="P54"><text:span text:style-name="T18"><text:tab/>- Search Instance</text:span></text:p>
      <text:p text:style-name="P54"><text:span text:style-name="T18"><text:tab/>- Example</text:span></text:p>
      <text:p text:style-name="P54"><text:span text:style-name="T18"><text:tab/>- Implementation Ideas</text:span></text:p>
      <text:p text:style-name="P54"><text:span text:style-name="T18"/></text:p>
      <text:p text:style-name="P55"><text:span text:style-name="T19">- Finalize Otree:</text:span></text:p>
      <text:p text:style-name="P55"><text:span text:style-name="T19"><text:tab/>- Intro</text:span></text:p>
      <text:p text:style-name="P55"><text:span text:style-name="T18"><text:tab/>- Search Model</text:span></text:p>
      <text:p text:style-name="P55"><text:span text:style-name="T18"><text:tab/>- Search Process</text:span></text:p>
      <text:p text:style-name="P55"><text:span text:style-name="T18"><text:tab/>- Search Instance</text:span></text:p>
      <text:p text:style-name="P55"><text:span text:style-name="T18"><text:tab/>- Example</text:span></text:p>
      <text:p text:style-name="P55"><text:span text:style-name="T18"><text:tab/>- Implementation Ideas</text:span></text:p>
      <text:p text:style-name="P55"><text:span text:style-name="T19"/></text:p>
      <text:p text:style-name="P55"><text:span text:style-name="T19">- References:</text:span></text:p>
      <text:p text:style-name="P55"><text:span text:style-name="T19"><text:tab/>- Kremer's Notes</text:span></text:p>
      <text:p text:style-name="P55"><text:span text:style-name="T19"><text:tab/>- Andrew's Notes</text:span></text:p>
      <text:p text:style-name="P55"><text:span text:style-name="T19"><text:tab/>- Sisyphus I Problem</text:span></text:p>
      <text:p text:style-name="P55"><text:span text:style-name="T19"><text:tab/>- Any tips and trick pages you guys find</text:span></text:p>
      <text:p text:style-name="P53"><text:span text:style-name="T16">*************************************************************/</text:span></text:p>
      <text:p text:style-name="P53"><text:span text:style-name="T16"/></text:p>
      <text:p text:style-name="P56"><text:span text:style-name="T26">Set Based Searc</text:span><text:span text:style-name="T29">h</text:span></text:p>
      <text:p text:style-name="P24"/>
      <text:p text:style-name="P52"><text:span text:style-name="T44">In choosing a set based search, we choose to imitate nature and genetics. </text:span>We create a population of solutions <text:span text:style-name="T44">to our problem</text:span>, <text:span text:style-name="T44">and mutate or combine them in order to breed the fittest possible solution </text:span><text:span text:style-name="T45">given some resource limitation</text:span><text:span text:style-name="T44">. </text:span><text:span text:style-name="T45">For our </text:span><text:span text:style-name="T6">Sisyphus I</text:span><text:span text:style-name="T45"> problem, this means we must find a way to quickly create arbitrary room assignments, and swap people around until time runs out. Note that this does not guarantee that different runs will produce the same solution. We explore our proposed implementation of Set Based Search below. </text:span></text:p>
      <text:p text:style-name="P5"/>
      <text:p text:style-name="P5"/>
      <text:p text:style-name="P5"/>
      <text:p text:style-name="P5"/>
      <text:p text:style-name="P5"/>
      <text:p text:style-name="P51"><text:span text:style-name="T15">Search Mode</text:span><text:span text:style-name="T21">l</text:span></text:p>
      <text:p text:style-name="P5"><text:soft-page-break/></text:p>
      <text:p text:style-name="P60"><text:span text:style-name="T46">For our purposes, we define our search model as pe</text:span><text:span text:style-name="T81">r </text:span><text:span text:style-name="T47">Jörg Denzinger's definition (Kremer, 2013). </text:span></text:p>
      <text:p text:style-name="P60"><text:span text:style-name="T47"/></text:p>
      <text:p text:style-name="P59"><text:span text:style-name="T48">A</text:span><text:span text:style-name="T53">SET</text:span><text:span text:style-name="T48"> = (S</text:span><text:span text:style-name="T53">SET</text:span><text:span text:style-name="T48">, T</text:span><text:span text:style-name="T53">SET</text:span><text:span text:style-name="T48">)</text:span></text:p>
      <text:p text:style-name="P60"><text:span text:style-name="T47"/></text:p>
      <text:p text:style-name="P60"><text:span text:style-name="T47">Where </text:span><text:span text:style-name="T48">A</text:span><text:span text:style-name="T54">SET</text:span><text:span text:style-name="T47"> is the search model, </text:span><text:span text:style-name="T48">S</text:span><text:span text:style-name="T54">SET</text:span><text:span text:style-name="T47"> is the search state, and </text:span><text:span text:style-name="T48">T</text:span><text:span text:style-name="T54">SET</text:span><text:span text:style-name="T47"> is the set of transition rules.</text:span></text:p>
      <text:p text:style-name="P58"><text:span text:style-name="T47"/></text:p>
      <text:p text:style-name="P64"><text:span text:style-name="T61">Search States</text:span></text:p>
      <text:p text:style-name="P58"><text:span text:style-name="T47"/></text:p>
      <text:p text:style-name="P62"><text:span text:style-name="T57">We define the </text:span><text:span text:style-name="T49">S</text:span><text:span text:style-name="T55">SET</text:span><text:span text:style-name="T57"> to be the </text:span><text:span text:style-name="T59">set of all possible fact </text:span><text:span text:style-name="T60">sets</text:span><text:span text:style-name="T57">. </text:span><text:span text:style-name="T58">In the case of the </text:span><text:span text:style-name="T50">Sisyphus I</text:span><text:span text:style-name="T58"> problem (Kremer, 2013 [Accurate?]), we define a fact to be a </text:span><text:span text:style-name="T50">viable</text:span><text:span text:style-name="T58"> room assigning. Similarly, we say a room assigning is </text:span><text:span text:style-name="T50">viable</text:span><text:span text:style-name="T58"> if </text:span><text:span text:style-name="T59">and only i</text:span><text:span text:style-name="T58">f it violates no hard constraints. </text:span></text:p>
      <text:p text:style-name="P67"><text:span text:style-name="T64"/></text:p>
      <text:p text:style-name="P41"><text:span text:style-name="T63">S</text:span><text:span text:style-name="T14">SET</text:span><text:span text:style-name="T63"> = 2</text:span><text:span text:style-name="T82">F</text:span><text:span text:style-name="T83">,</text:span><text:span text:style-name="T84"> f </text:span><text:span text:style-name="T87">∈</text:span><text:span text:style-name="T84"> F </text:span><text:span text:style-name="T86">iff</text:span><text:span text:style-name="T85"> </text:span><text:span text:style-name="T84">isViable(f).</text:span></text:p>
      <text:p text:style-name="P57"><text:span text:style-name="T64"/></text:p>
      <text:p text:style-name="P63"><text:span text:style-name="T58">As such, </text:span><text:span text:style-name="T51">S</text:span><text:span text:style-name="T56">SET</text:span><text:span text:style-name="T58"> is the set of all possible </text:span><text:span text:style-name="T60">sets of </text:span><text:span text:style-name="T58">room assignings, </text:span><text:span text:style-name="T60">which directly translates into </text:span><text:span text:style-name="T52">S</text:span><text:span text:style-name="T60"> being the power set of all room assignings. </text:span></text:p>
      <text:p text:style-name="P61"><text:span text:style-name="T58"/></text:p>
      <text:p text:style-name="P65"><text:span text:style-name="T62">Transition Rules</text:span></text:p>
      <text:p text:style-name="P61"><text:span text:style-name="T58"><text:s/></text:span></text:p>
      <text:p text:style-name="P68"><text:span text:style-name="T66">Our transition rules define the set of legal changes between search states. </text:span><text:span text:style-name="T65">We chose to implement a specific version of Set Based Search known as a </text:span><text:span text:style-name="T73">genetic algorithm</text:span><text:span text:style-name="T65">. Genetic algorithms have two defining transition rules: </text:span><text:span text:style-name="T73">mutation</text:span><text:span text:style-name="T65"> and </text:span><text:span text:style-name="T73">combination</text:span><text:span text:style-name="T65">. Mutation involves changing one individual within the population. </text:span><text:span text:style-name="T66">Combination involves taking two facts and combining their information in some way such </text:span><text:span text:style-name="T67">that one or more offspring are produced. Using these, if we use </text:span><text:span text:style-name="T74">mutation</text:span><text:span text:style-name="T76"> or </text:span><text:span text:style-name="T74">combination</text:span><text:span text:style-name="T76"> to get there. </text:span></text:p>
      <text:p text:style-name="P42"><text:span text:style-name="T65"/></text:p>
      <text:p text:style-name="P43"><text:span text:style-name="T66">T</text:span><text:span text:style-name="T14">SET</text:span><text:span text:style-name="T66"> = </text:span><text:span text:style-name="T67">{(s, s') | </text:span><text:span text:style-name="T89">∃</text:span><text:span text:style-name="T67"> </text:span><text:span text:style-name="T67">A → B </text:span><text:span text:style-name="T87">∈</text:span><text:span text:style-name="T67"> Ext </text:span><text:span text:style-name="T88">●</text:span><text:span text:style-name="T67"> (A </text:span><text:span text:style-name="T90">⊆</text:span><text:span text:style-name="T77"> </text:span><text:span text:style-name="T67">s) </text:span><text:span text:style-name="T90">∧</text:span><text:span text:style-name="T67"> (s' = (s-A) </text:span><text:span text:style-name="T90">∪</text:span><text:span text:style-name="T67"> B)}</text:span></text:p>
      <text:p text:style-name="P42"><text:span text:style-name="T65"/></text:p>
      <text:p text:style-name="P44"><text:span text:style-name="T68">Ext = {A → B | A, B </text:span><text:span text:style-name="T87">∈</text:span><text:span text:style-name="T68"> F}</text:span></text:p>
      <text:p text:style-name="P66"><text:span text:style-name="T65"/></text:p>
      <text:p text:style-name="P69"><text:span text:style-name="T68">Given the </text:span><text:span text:style-name="T75">Sisyphus I</text:span><text:span text:style-name="T68"> room assignment problem, we define mutation as the moving of one <text:s text:c="2"/>person from one office to another. We define this formally </text:span><text:span text:style-name="T71">below</text:span><text:span text:style-name="T68">. </text:span></text:p>
      <text:p text:style-name="P69"><text:span text:style-name="T68"/></text:p>
      <text:p text:style-name="P69"><text:span text:style-name="T68"/></text:p>
      <text:p text:style-name="P69"><text:span text:style-name="T68"/></text:p>
      <text:p text:style-name="P69"><text:span text:style-name="T68"/></text:p>
      <text:p text:style-name="P69"><text:span text:style-name="T68"/></text:p>
      <table:table table:name="Table1" table:style-name="Table1">
        <table:table-column table:style-name="Table1.A"/>
        <table:table-column table:style-name="Table1.B"/>
        <table:table-column table:style-name="Table1.C"/>
        <table:table-row>
          <table:table-cell table:style-name="Table1.A1" office:value-type="string">
            <text:p text:style-name="P45"><text:span text:style-name="T68"/></text:p>
            <text:p text:style-name="P45"><text:soft-page-break/><text:span text:style-name="T68">Mut</text:span></text:p>
          </table:table-cell>
          <table:table-cell table:style-name="Table1.A1" office:value-type="string">
            <text:p text:style-name="P45"><text:span text:style-name="T79"><text:s/></text:span></text:p>
            <text:p text:style-name="P45"><text:soft-page-break/><text:span text:style-name="T79">=</text:span></text:p>
          </table:table-cell>
          <table:table-cell table:style-name="Table1.A1" office:value-type="string">
            <text:p text:style-name="P46"><text:span text:style-name="T68">{A → B | </text:span><text:span text:style-name="T89">∃</text:span><text:span text:style-name="T68"> p,</text:span><text:span text:style-name="T70">q</text:span><text:span text:style-name="T68"> </text:span><text:span text:style-name="T87">∈</text:span><text:span text:style-name="T68"> A st. p,</text:span><text:span text:style-name="T70">q</text:span><text:span text:style-name="T68"> </text:span><text:span text:style-name="T87">∈</text:span><text:span text:style-name="T68"> B </text:span><text:span text:style-name="T90">∧ </text:span><text:span text:style-name="T68">inRoom(</text:span><text:span text:style-name="T70">p, A) =inRoom(q, B) </text:span><text:span text:style-name="T90">∧</text:span><text:span text:style-name="T70"> inRoom(q, </text:span><text:soft-page-break/><text:span text:style-name="T70">A) = inRoom(p,B)</text:span><text:span text:style-name="T68"> <text:s/></text:span><text:span text:style-name="T88">●</text:span><text:span text:style-name="T68"> p </text:span><text:span text:style-name="T91">≠</text:span><text:span text:style-name="T68"> </text:span><text:span text:style-name="T94">φ</text:span><text:span text:style-name="T78"> </text:span><text:span text:style-name="T88">●</text:span><text:span text:style-name="T92">∀ </text:span><text:span text:style-name="T70">r </text:span><text:span text:style-name="T87">∈ </text:span><text:span text:style-name="T70">A, r </text:span><text:span text:style-name="T87">∈ </text:span><text:span text:style-name="T70">B, q </text:span><text:span text:style-name="T91">≠</text:span><text:span text:style-name="T70"> p, q, inRoom(r, A) = inRoom(r, B) </text:span><text:span text:style-name="T88">●</text:span><text:span text:style-name="T79">isViable(A) </text:span><text:span text:style-name="T88">●</text:span><text:span text:style-name="T79"> isViable(B)</text:span><text:span text:style-name="T80">}</text:span><text:span text:style-name="T79"> </text:span></text:p>
          </table:table-cell>
        </table:table-row>
      </table:table>
      <text:p text:style-name="P69"><text:span text:style-name="T70"/></text:p>
      <text:p text:style-name="P70"><text:span text:style-name="T70">Mutation is, then, a change of state such that we swap the room assignment of some person in </text:span><text:span text:style-name="T71">fact</text:span><text:span text:style-name="T70"> A with another possibly-null person's assignment within B. All other persons remain unchanged, and both states must be viable. Note that </text:span><text:span text:style-name="T93">φ</text:span><text:span text:style-name="T70"> represents the null person, a placeholder person for a vacancy within the room. </text:span></text:p>
      <text:p text:style-name="P72"><text:span text:style-name="T69"/></text:p>
      <text:p text:style-name="P71"><text:span text:style-name="T71">Upon consideration and correspondence with Dr. Robert Kremer (2013), we have decided not to implement combination within our algorithm. </text:span><text:span text:style-name="T72">Given the time limitation of our SBS, and the relative complexity of determining a viable solution by combination, its inclusion could actually be a detriment within our algorithm. </text:span></text:p>
      <text:p text:style-name="P5"/>
      <text:p text:style-name="P5"><text:span text:style-name="T24">Search </text:span><text:span text:style-name="T27">Process</text:span><text:span text:style-name="T28"> <text:tab/></text:span><text:span text:style-name="T3">P</text:span><text:span text:style-name="T12">SET</text:span><text:span text:style-name="T8"> </text:span><text:span text:style-name="T3">= (A</text:span><text:span text:style-name="T12">SET</text:span><text:span text:style-name="T3">, Env</text:span><text:span text:style-name="T12">SET</text:span><text:span text:style-name="T3">, K</text:span><text:span text:style-name="T12">SET</text:span><text:span text:style-name="T3">)</text:span></text:p>
      <text:p text:style-name="P5"/>
      <text:p text:style-name="P25">Our environment is the set of rooms. (The rooms are the facts as to what we have available.) </text:p>
      <text:p text:style-name="P25"/>
      <text:p text:style-name="P25">Our control will have a 25% random population kill rate, then a 25% selective population kill rate such that we save 50% of the population in each iteration to keep the population a constant size. Our fwert function will consider hard and soft constraints, putting hard constraint violations at negative infinite value. </text:p>
      <text:p text:style-name="P5"/>
      <text:p text:style-name="P3"><text:span text:style-name="T26">Search Instance <text:tab/></text:span><text:span text:style-name="T5">Ins</text:span><text:span text:style-name="T12">SET</text:span><text:span text:style-name="T5"> = (s</text:span><text:span text:style-name="T11">0</text:span><text:span text:style-name="T12">-SET</text:span><text:span text:style-name="T5">, G</text:span><text:span text:style-name="T12">SET</text:span><text:span text:style-name="T5">) </text:span></text:p>
      <text:p text:style-name="P5"/>
      <text:p text:style-name="P25">Our starting state will be a <text:span text:style-name="T39">set of </text:span><text:span text:style-name="T40">randomly generated solutions </text:span><text:span text:style-name="T41">from a random Or Tree search. </text:span></text:p>
      <text:p text:style-name="P32"/>
      <text:p text:style-name="P15"><text:span text:style-name="T41">Due to the computational cost of creating a </text:span><text:span text:style-name="T42">good 'approximate solution', we would not like to compute this value. Therefore, our goal state is simply when we run out of time, as mutations can always be applied. </text:span></text:p>
      <text:p text:style-name="P14"/>
      <text:p text:style-name="P33">Example</text:p>
      <text:p text:style-name="P5"/>
      <text:p text:style-name="P35">Need to include an example. I'm thinking... </text:p>
      <text:p text:style-name="P35"/>
      <text:p text:style-name="P37">5 People <text:tab/><text:tab/><text:tab/>3 Rooms</text:p>
      <text:p text:style-name="P35">1 Manager<text:tab/><text:tab/><text:tab/>1 Large</text:p>
      <text:p text:style-name="P35">1 Team Lead<text:tab/><text:tab/><text:tab/>2 Small</text:p>
      <text:p text:style-name="P35">2 of Manager's team</text:p>
      <text:p text:style-name="P35">2 of Team Lead's Team</text:p>
      <text:p text:style-name="P5"><text:soft-page-break/></text:p>
      <text:p text:style-name="P12">Notes and Development Ideas</text:p>
      <text:p text:style-name="P5"/>
      <text:p text:style-name="P5">Random thoughts on implementaitons and stuffs</text:p>
      <text:p text:style-name="P3"><text:span text:style-name="T1">//</text:span><text:span text:style-name="T22">Maxheap? Randomization? </text:span></text:p>
      <text:p text:style-name="P5"/>
      <text:p text:style-name="P11">Or Tree <text:span text:style-name="T44">Based </text:span>Search</text:p>
      <text:p text:style-name="P16"/>
      <text:p text:style-name="P20"><text:span text:style-name="T31">The idea behind an Or Tree is to treat each child of the source node as an alternative solution to a problem. Then, we wish to determine the best possible solution. Given the set of soft and hard constraints for the Constraint Satisfaction problem, we </text:span><text:span text:style-name="T32">wish to determine the best possible solution for assigning all people to an office. </text:span></text:p>
      <text:p text:style-name="Standard"/>
      <text:p text:style-name="P6"><text:span text:style-name="T24">Search Model <text:tab/></text:span><text:span text:style-name="T3">A</text:span><text:span text:style-name="T10">V</text:span><text:span text:style-name="T3"> = (S</text:span><text:span text:style-name="T10">V</text:span><text:span text:style-name="T3">, T</text:span><text:span text:style-name="T10">V</text:span><text:span text:style-name="T3">)</text:span></text:p>
      <text:p text:style-name="P6"/>
      <text:p text:style-name="P21">Our Or Tree search model can be defined in terms of our search state and our available transitions. </text:p>
      <text:p text:style-name="P21"/>
      <text:p text:style-name="P21">A search state within our model is a list of persons such that these persons are not assigned to a room. These persons are in ordered form such that team leaders, project leaders and managers are considered first and put in the largest office possible. </text:p>
      <text:p text:style-name="P21"/>
      <text:p text:style-name="P21">Our transitions will be the assignment of a person to a room. </text:p>
      <text:p text:style-name="P6"/>
      <text:p text:style-name="P6"><text:span text:style-name="T24">Search </text:span><text:span text:style-name="T27">Process <text:tab/></text:span><text:span text:style-name="T3">P</text:span><text:span text:style-name="T9">V</text:span><text:span text:style-name="T3"> = (A</text:span><text:span text:style-name="T9">V</text:span><text:span text:style-name="T3">, Env</text:span><text:span text:style-name="T9">V</text:span><text:span text:style-name="T3">, K</text:span><text:span text:style-name="T9">V</text:span><text:span text:style-name="T3">)</text:span></text:p>
      <text:p text:style-name="P6"/>
      <text:p text:style-name="P21">Our search model is defined as above. </text:p>
      <text:p text:style-name="P21"/>
      <text:p text:style-name="P8"><text:span text:style-name="T33">Our environment will be defined as the rooms available. </text:span><text:span text:style-name="T34">The persons assigned will be part of our search tree state. </text:span></text:p>
      <text:p text:style-name="P22"/>
      <text:p text:style-name="P9"><text:span text:style-name="T35">Our control will be such that we evaluate by the hard and soft constraints. A solution will be determined as unsolveable if it violates a hard constraint. Other solutions will be defined by f</text:span><text:span text:style-name="T13">Altern</text:span><text:span text:style-name="T35"> by their relative soft constraint worth, given in the list of solutions. Given that this is not a genetic algorithm, we really need no sort of randomization... </text:span></text:p>
      <text:p text:style-name="P6"/>
      <text:p text:style-name="P19"><text:span text:style-name="T26">Search Instance <text:tab/></text:span><text:span text:style-name="T5">Ins</text:span><text:span text:style-name="T9">V</text:span><text:span text:style-name="T5"> = (s</text:span><text:span text:style-name="T11">0</text:span><text:span text:style-name="T9">-V</text:span><text:span text:style-name="T5">, G</text:span><text:span text:style-name="T9">V</text:span><text:span text:style-name="T5">) </text:span></text:p>
      <text:p text:style-name="P6"/>
      <text:p text:style-name="P23">Our initial search state will be the list of all rooms and all persons such that no person is assigned to any room. </text:p>
      <text:p text:style-name="P23"/>
      <text:p text:style-name="P7"><text:soft-page-break/><text:span text:style-name="T30">Our goal state will be to h</text:span><text:span text:style-name="T31">ave all persons assigned to a room, with all hard constraints satisfied. </text:span></text:p>
      <text:p text:style-name="P6"/>
      <text:p text:style-name="P34">Example</text:p>
      <text:p text:style-name="P10"/>
      <text:p text:style-name="P36">Need to include an example. I'm thinking... </text:p>
      <text:p text:style-name="P36"/>
      <text:p text:style-name="P38">5 People <text:tab/><text:tab/><text:tab/>3 Rooms</text:p>
      <text:p text:style-name="P36">1 Manager<text:tab/><text:tab/><text:tab/>1 Large</text:p>
      <text:p text:style-name="P36">1 Team Lead<text:tab/><text:tab/><text:tab/>2 Small</text:p>
      <text:p text:style-name="P36">2 of Manager's team</text:p>
      <text:p text:style-name="P36">2 of Team Lead's Team</text:p>
      <text:p text:style-name="P6"/>
      <text:p text:style-name="P13">Notes and Development Ideas</text:p>
      <text:p text:style-name="P6"/>
      <text:p text:style-name="P6">Random thoughts on implementaitons and stuffs</text:p>
      <text:p text:style-name="P6"/>
      <text:p text:style-name="P23">While in theory there is no backtracking for an Or-Tree based search, it is not guaranteed that there will always be a solution for any given path we choose. Therefore, if all children are unsolveable for a given state, then we need to practically choose an alternative route. This isn't likely to happen in our incarnation of the Sisyphus I problem. Therefore, I would suggest that we ignore it for now. Rather, we want to define a strong control function to avoid backtracking altogether. </text:p>
      <text:p text:style-name="P23"/>
      <text:p text:style-name="P7"><text:span text:style-name="T30">Another note is that we wish to store our current set in a form of max heap. </text:span><text:span text:style-name="T36">All the given penalties are in the form of </text:span><text:span text:style-name="T37">a </text:span><text:span text:style-name="T38">negative penalty, we can store our current d/s as a min-heap. </text:span></text:p>
      <text:p text:style-name="P17"/>
      <text:p text:style-name="P17"/>
      <text:p text:style-name="P2"><text:span text:style-name="T25">REFERENCES</text:span><text:span text:style-name="T2">: </text:span></text:p>
      <text:p text:style-name="P18"/>
      <text:p text:style-name="P2"><text:span text:style-name="T2">// </text:span><text:span text:style-name="T23">Kremer's and Andrew's notes </text:span></text:p>
      <text:p text:style-name="P30">// Should we find extra source(s)? <text:s/></text:p>
      <text:p text:style-name="P30"/>
      <text:p text:style-name="P30">// <text:span text:style-name="T43">Doesn't seem to be a whole lot out there in terms of where we should go.... </text:span></text:p>
      <text:p text:style-name="P47">// I think the notes should have to do... </text:p>
      <text:p text:style-name="P47"/>
      <text:p text:style-name="P18">aithjaszhjgriz Bullshit hah hahahahah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OpenSymbol" svg:font-family="OpenSymbol" style:font-charset="x-symbol"/>
    <style:font-face style:name="Lohit Hindi2" svg:font-family="'Lohit Hindi'"/>
    <style:font-face style:name="Liberation Serif1" svg:font-family="'Liberation Serif'" style:font-family-generic="roman"/>
    <style:font-face style:name="Lohit Hindi" svg:font-family="'Lohit Hindi'" style:font-pitch="variable"/>
    <style:font-face style:name="Times New Roman" svg:font-family="'Times New Roman', 'Book Antiqua'" style:font-pitch="variable"/>
    <style:font-face style:name="FuturaBlack BT" svg:font-family="'FuturaBlack BT'" style:font-family-generic="decorative"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ＭＳ Ｐゴシック" svg:font-family="'ＭＳ Ｐゴシック'" style:font-family-generic="swiss" style:font-pitch="variable"/>
    <style:font-face style:name="DejaVu Sans" svg:font-family="'DejaVu Sans'" style:font-family-generic="system" style:font-pitch="variable"/>
    <style:font-face style:name="Lohit Hindi1"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CA" style:font-name-asian="DejaVu Sans" style:font-size-asian="10.5pt" style:language-asian="zh" style:country-asian="CN" style:font-name-complex="Lohit Hind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lr-tb"/>
      <style:text-properties style:use-window-font-color="true" style:font-name="Times New Roman" fo:font-size="12pt" fo:language="en" fo:country="GB"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ejaVu Sans" style:font-size-asian="14pt" style:font-name-complex="Lohit Hindi1"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2"/>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style>
    <style:style style:name="Head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style>
    <style:style style:name="Foot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 style:family="paragraph" style:parent-style-name="Caption" style:class="extra"/>
    <style:style style:name="Text_20_body_20_justified" style:display-name="Text body justified" style:family="paragraph" style:parent-style-name="Standard"/>
    <style:style style:name="First_20_line_20_indent" style:display-name="First line indent" style:family="paragraph" style:parent-style-name="Text_20_body" style:class="text">
      <style:paragraph-properties fo:margin="100%" fo:margin-left="0cm" fo:margin-right="0cm" fo:text-indent="0.499cm" style:auto-text-indent="false"/>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100%" fo:margin-left="0cm" fo:margin-right="0.199cm" fo:margin-top="0.101cm" fo:margin-bottom="0.101cm" style:contextual-spacing="false" fo:text-align="center" style:justify-single-word="false" fo:text-indent="0cm" style:auto-text-indent="false"/>
    </style:style>
    <style:style style:name="WW-Heading" style:family="paragraph" style:parent-style-name="Standard">
      <style:paragraph-properties fo:margin-top="0.42cm" fo:margin-bottom="0.21cm" style:contextual-spacing="false"/>
    </style:style>
    <style:style style:name="Heading1" style:family="paragraph" style:parent-style-name="Standard">
      <style:paragraph-properties fo:margin-top="0.42cm" fo:margin-bottom="0.21cm" style:contextual-spacing="false"/>
    </style:style>
    <style:style style:name="Heading2" style:family="paragraph" style:parent-style-name="Standard">
      <style:paragraph-properties fo:margin-top="0.42cm" fo:margin-bottom="0.21cm" style:contextual-spacing="false"/>
    </style:style>
    <style:style style:name="Dimension_20_Line" style:display-name="Dimension Line" style:family="paragraph" style:parent-style-name="Standard"/>
    <style:style style:name="Default_7e_LT_7e_Gliederung_20_1" style:display-name="Default~LT~Gliederung 1" style:family="paragraph">
      <style:paragraph-properties fo:margin="100%" fo:margin-left="0cm" fo:margin-right="0cm" fo:margin-top="0.245cm" fo:margin-bottom="0cm" style:contextual-spacing="false" fo:line-height="100%" fo:text-align="start" style:justify-single-word="false" fo:text-indent="0cm" style:auto-text-indent="false" style:text-autospace="non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000000" style:text-outline="false" style:text-line-through-style="none" style:font-name="ＭＳ Ｐゴシック" fo:font-size="28pt" fo:font-style="normal" fo:text-shadow="none" style:text-underline-style="none" fo:font-weight="normal" style:font-name-asian="ＭＳ Ｐゴシック" style:font-size-asian="28pt" style:font-style-asian="normal" style:font-weight-asian="normal" style:font-name-complex="ＭＳ Ｐゴシック" style:font-size-complex="28pt" style:font-style-complex="normal" style:font-weight-complex="normal" style:text-emphasize="none" style:text-overline-style="none" style:text-overline-color="font-color"/>
    </style:style>
    <style:style style:name="Default_7e_LT_7e_Gliederung_20_2" style:display-name="Default~LT~Gliederung 2" style:family="paragraph" style:parent-style-name="Default_7e_LT_7e_Gliederung_20_1">
      <style:paragraph-properties fo:margin-top="0.212cm" fo:margin-bottom="0cm" style:contextual-spacing="fals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font-size="24pt" style:font-size-asian="24pt" style:font-size-complex="24pt"/>
    </style:style>
    <style:style style:name="Default_7e_LT_7e_Gliederung_20_3" style:display-name="Default~LT~Gliederung 3" style:family="paragraph" style:parent-style-name="Default_7e_LT_7e_Gliederung_20_2">
      <style:paragraph-properties fo:margin-top="0.176cm" fo:margin-bottom="0cm" style:contextual-spacing="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font-size="20pt" style:font-size-asian="20pt" style:font-size-complex="20pt"/>
    </style:style>
    <style:style style:name="Default_7e_LT_7e_Gliederung_20_4" style:display-name="Default~LT~Gliederung 4" style:family="paragraph" style:parent-style-name="Default_7e_LT_7e_Gliederung_20_3">
      <style:paragraph-properties fo:margin-top="0.159cm" fo:margin-bottom="0cm" style:contextual-spacing="fals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font-size="18pt" style:font-size-asian="18pt" style:font-size-complex="18pt"/>
    </style:style>
    <style:style style:name="Default_7e_LT_7e_Gliederung_20_5" style:display-name="Default~LT~Gliederung 5" style:family="paragraph" style:parent-style-name="Default_7e_LT_7e_Gliederung_20_4">
      <style:paragraph-properties fo:margin-top="0.141cm" fo:margin-bottom="0cm" style:contextual-spacing="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font-size="16pt" style:font-size-asian="16pt" style:font-size-complex="16pt"/>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margin="100%" fo:margin-left="0cm" fo:margin-right="0cm" fo:margin-top="0cm" fo:margin-bottom="0cm" style:contextual-spacing="false" fo:line-height="100%" fo:text-align="end"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cc00" style:text-outline="false" style:text-line-through-style="none" style:font-name="ＭＳ Ｐゴシック" fo:font-size="36pt" fo:font-style="normal" fo:text-shadow="none" style:text-underline-style="none" fo:font-weight="normal" style:font-name-asian="ＭＳ Ｐゴシック" style:font-size-asian="36pt" style:font-style-asian="normal" style:font-weight-asian="normal" style:font-name-complex="ＭＳ Ｐゴシック" style:font-size-complex="36pt" style:font-style-complex="normal" style:font-weight-complex="normal" style:text-emphasize="none" style:text-overline-style="none" style:text-overline-color="font-color"/>
    </style:style>
    <style:style style:name="Default_7e_LT_7e_Untertitel" style:display-name="Default~LT~Untertitel" style:family="paragraph">
      <style:paragraph-properties fo:margin="100%" fo:margin-left="0cm" fo:margin-right="0cm" fo:margin-top="0.245cm" fo:margin-bottom="0cm" style:contextual-spacing="false"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ＭＳ Ｐゴシック" fo:font-size="28pt" fo:font-style="normal" fo:text-shadow="none" style:text-underline-style="none" fo:font-weight="normal" style:font-name-asian="ＭＳ Ｐゴシック" style:font-size-asian="28pt" style:font-style-asian="normal" style:font-weight-asian="normal" style:font-name-complex="ＭＳ Ｐゴシック" style:font-size-complex="28pt" style:font-style-complex="normal" style:font-weight-complex="normal" style:text-emphasize="none" style:text-overline-style="none" style:text-overline-color="font-color"/>
    </style:style>
    <style:style style:name="Default_7e_LT_7e_Notizen" style:display-name="Default~LT~Notizen" style:family="paragraph">
      <style:paragraph-properties fo:margin="100%" fo:margin-left="0cm" fo:margin-right="0cm" fo:margin-top="0.159cm" fo:margin-bottom="0cm" style:contextual-spacing="false"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ＭＳ Ｐゴシック" fo:font-size="12pt" fo:font-style="normal" fo:text-shadow="none" style:text-underline-style="none" fo:font-weight="normal" style:font-name-asian="ＭＳ Ｐゴシック" style:font-size-asian="12pt" style:font-style-asian="normal" style:font-weight-asian="normal" style:font-name-complex="ＭＳ Ｐゴシック" style:font-size-complex="12pt" style:font-style-complex="normal" style:font-weight-complex="normal" style:text-emphasize="none" style:text-overline-style="none" style:text-overline-color="font-color"/>
    </style:style>
    <style:style style:name="Default_7e_LT_7e_Hintergrundobjekte" style:display-name="Default~LT~Hintergrundobjekte" style:family="paragraph">
      <style:paragraph-properties fo:margin="100%" fo:margin-left="0cm" fo:margin-right="0cm" fo:margin-top="0cm" fo:margin-bottom="0cm" style:contextual-spacing="false"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font-name="ＭＳ Ｐゴシック" fo:font-size="24pt" fo:font-style="normal" fo:text-shadow="none" style:text-underline-style="none" fo:font-weight="normal" style:font-name-asian="ＭＳ Ｐゴシック" style:font-size-asian="24pt" style:font-style-asian="normal" style:font-weight-asian="normal" style:font-name-complex="ＭＳ Ｐゴシック" style:font-size-complex="24pt" style:font-style-complex="normal" style:font-weight-complex="normal"/>
    </style:style>
    <style:style style:name="Default_7e_LT_7e_Hintergrund" style:display-name="Default~LT~Hintergrund" style:family="paragraph">
      <style:paragraph-properties fo:text-align="center" style:justify-single-word="false" style:text-autospace="none"/>
    </style:style>
    <style:style style:name="default" style:family="paragraph">
      <style:paragraph-properties fo:margin="100%" fo:margin-left="0cm" fo:margin-right="0cm" fo:margin-top="0cm" fo:margin-bottom="0cm" style:contextual-spacing="false" style:line-height-at-least="0.353cm" fo:text-indent="0cm" style:auto-text-indent="false" style:text-autospace="none"/>
      <style:text-properties style:use-window-font-color="true" style:font-name="Lohit Hindi" fo:font-size="18pt" style:font-name-asian="Lohit Hindi" style:font-size-asian="18pt" style:font-name-complex="Lohit Hindi" style:font-size-complex="18pt"/>
    </style:style>
    <style:style style:name="gray1" style:family="paragraph" style:parent-style-name="default"/>
    <style:style style:name="gray2" style:family="paragraph" style:parent-style-name="default"/>
    <style:style style:name="gray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blue1" style:family="paragraph" style:parent-style-name="default"/>
    <style:style style:name="blue2" style:family="paragraph" style:parent-style-name="default"/>
    <style:style style:name="blue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ackground_20_objects" style:display-name="Background objects" style:family="paragraph">
      <style:paragraph-properties style:text-autospace="none"/>
      <style:text-properties style:letter-kerning="true"/>
    </style:style>
    <style:style style:name="Background" style:family="paragraph">
      <style:paragraph-properties fo:text-align="center" style:justify-single-word="false" style:text-autospace="none"/>
    </style:style>
    <style:style style:name="Notes" style:family="paragraph">
      <style:paragraph-properties fo:margin="100%" fo:margin-left="0cm" fo:margin-right="0cm" fo:margin-top="0.159cm" fo:margin-bottom="0cm" style:contextual-spacing="false"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ＭＳ Ｐゴシック" fo:font-size="12pt" fo:font-style="normal" fo:text-shadow="none" style:text-underline-style="none" fo:font-weight="normal" style:letter-kerning="true" style:font-name-asian="ＭＳ Ｐゴシック" style:font-size-asian="12pt" style:font-style-asian="normal" style:font-weight-asian="normal" style:font-name-complex="ＭＳ Ｐゴシック" style:font-size-complex="12pt" style:font-style-complex="normal" style:font-weight-complex="normal" style:text-emphasize="none" style:text-overline-style="none" style:text-overline-color="font-color"/>
    </style:style>
    <style:style style:name="Outline_20_1" style:display-name="Outline 1" style:family="paragraph">
      <style:paragraph-properties fo:margin="100%" fo:margin-left="0cm" fo:margin-right="0cm" fo:margin-top="0.245cm" fo:margin-bottom="0cm" style:contextual-spacing="false" fo:line-height="100%" fo:text-align="start" style:justify-single-word="false" fo:text-indent="0cm" style:auto-text-indent="false" style:text-autospace="non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000000" style:text-outline="false" style:text-line-through-style="none" style:font-name="ＭＳ Ｐゴシック" fo:font-size="28pt" fo:font-style="normal" fo:text-shadow="none" style:text-underline-style="none" fo:font-weight="normal" style:letter-kerning="true" style:font-name-asian="ＭＳ Ｐゴシック" style:font-size-asian="28pt" style:font-style-asian="normal" style:font-weight-asian="normal" style:font-name-complex="ＭＳ Ｐゴシック" style:font-size-complex="28pt" style:font-style-complex="normal" style:font-weight-complex="normal" style:text-emphasize="none" style:text-overline-style="none" style:text-overline-color="font-color"/>
    </style:style>
    <style:style style:name="Outline_20_2" style:display-name="Outline 2" style:family="paragraph" style:parent-style-name="Outline_20_1">
      <style:paragraph-properties fo:margin-top="0.212cm" fo:margin-bottom="0cm" style:contextual-spacing="fals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font-size="24pt" style:font-size-asian="24pt" style:font-size-complex="24pt"/>
    </style:style>
    <style:style style:name="Outline_20_3" style:display-name="Outline 3" style:family="paragraph" style:parent-style-name="Outline_20_2">
      <style:paragraph-properties fo:margin-top="0.176cm" fo:margin-bottom="0cm" style:contextual-spacing="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font-size="20pt" style:font-size-asian="20pt" style:font-size-complex="20pt"/>
    </style:style>
    <style:style style:name="Outline_20_4" style:display-name="Outline 4" style:family="paragraph" style:parent-style-name="Outline_20_3">
      <style:paragraph-properties fo:margin-top="0.159cm" fo:margin-bottom="0cm" style:contextual-spacing="fals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font-size="18pt" style:font-size-asian="18pt" style:font-size-complex="18pt"/>
    </style:style>
    <style:style style:name="Outline_20_5" style:display-name="Outline 5" style:family="paragraph" style:parent-style-name="Outline_20_4">
      <style:paragraph-properties fo:margin-top="0.141cm" fo:margin-bottom="0cm" style:contextual-spacing="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font-size="16pt" style:font-size-asian="16pt" style:font-size-complex="16pt"/>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Title1_7e_LT_7e_Gliederung_20_1" style:display-name="Title1~LT~Gliederung 1" style:family="paragraph">
      <style:paragraph-properties fo:margin="100%" fo:margin-left="0cm" fo:margin-right="0cm" fo:margin-top="0.245cm" fo:margin-bottom="0cm" style:contextual-spacing="false" fo:line-height="100%" fo:text-align="start" style:justify-single-word="false" fo:text-indent="0cm" style:auto-text-indent="false" style:text-autospace="non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000000" style:text-outline="false" style:text-line-through-style="none" style:font-name="ＭＳ Ｐゴシック" fo:font-size="28pt" fo:font-style="normal" fo:text-shadow="none" style:text-underline-style="none" fo:font-weight="normal" style:letter-kerning="true" style:font-name-asian="ＭＳ Ｐゴシック" style:font-size-asian="28pt" style:font-style-asian="normal" style:font-weight-asian="normal" style:font-name-complex="ＭＳ Ｐゴシック" style:font-size-complex="28pt" style:font-style-complex="normal" style:font-weight-complex="normal" style:text-emphasize="none" style:text-overline-style="none" style:text-overline-color="font-color"/>
    </style:style>
    <style:style style:name="Title1_7e_LT_7e_Gliederung_20_2" style:display-name="Title1~LT~Gliederung 2" style:family="paragraph" style:parent-style-name="Title1_7e_LT_7e_Gliederung_20_1">
      <style:paragraph-properties fo:margin-top="0.212cm" fo:margin-bottom="0cm" style:contextual-spacing="fals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font-size="24pt" style:font-size-asian="24pt" style:font-size-complex="24pt"/>
    </style:style>
    <style:style style:name="Title1_7e_LT_7e_Gliederung_20_3" style:display-name="Title1~LT~Gliederung 3" style:family="paragraph" style:parent-style-name="Title1_7e_LT_7e_Gliederung_20_2">
      <style:paragraph-properties fo:margin-top="0.176cm" fo:margin-bottom="0cm" style:contextual-spacing="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font-size="20pt" style:font-size-asian="20pt" style:font-size-complex="20pt"/>
    </style:style>
    <style:style style:name="Title1_7e_LT_7e_Gliederung_20_4" style:display-name="Title1~LT~Gliederung 4" style:family="paragraph" style:parent-style-name="Title1_7e_LT_7e_Gliederung_20_3">
      <style:paragraph-properties fo:margin-top="0.159cm" fo:margin-bottom="0cm" style:contextual-spacing="fals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font-size="18pt" style:font-size-asian="18pt" style:font-size-complex="18pt"/>
    </style:style>
    <style:style style:name="Title1_7e_LT_7e_Gliederung_20_5" style:display-name="Title1~LT~Gliederung 5" style:family="paragraph" style:parent-style-name="Title1_7e_LT_7e_Gliederung_20_4">
      <style:paragraph-properties fo:margin-top="0.141cm" fo:margin-bottom="0cm" style:contextual-spacing="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font-size="16pt" style:font-size-asian="16pt" style:font-size-complex="16pt"/>
    </style:style>
    <style:style style:name="Title1_7e_LT_7e_Gliederung_20_6" style:display-name="Title1~LT~Gliederung 6" style:family="paragraph" style:parent-style-name="Title1_7e_LT_7e_Gliederung_20_5"/>
    <style:style style:name="Title1_7e_LT_7e_Gliederung_20_7" style:display-name="Title1~LT~Gliederung 7" style:family="paragraph" style:parent-style-name="Title1_7e_LT_7e_Gliederung_20_6"/>
    <style:style style:name="Title1_7e_LT_7e_Gliederung_20_8" style:display-name="Title1~LT~Gliederung 8" style:family="paragraph" style:parent-style-name="Title1_7e_LT_7e_Gliederung_20_7"/>
    <style:style style:name="Title1_7e_LT_7e_Gliederung_20_9" style:display-name="Title1~LT~Gliederung 9" style:family="paragraph" style:parent-style-name="Title1_7e_LT_7e_Gliederung_20_8"/>
    <style:style style:name="Title1_7e_LT_7e_Titel" style:display-name="Title1~LT~Titel" style:family="paragraph">
      <style:paragraph-properties fo:margin="100%" fo:margin-left="0cm" fo:margin-right="0cm" fo:margin-top="0cm" fo:margin-bottom="0cm" style:contextual-spacing="false" fo:line-height="100%" fo:text-align="end"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cc00" style:text-outline="false" style:text-line-through-style="none" style:font-name="ＭＳ Ｐゴシック" fo:font-size="36pt" fo:font-style="normal" fo:text-shadow="none" style:text-underline-style="none" fo:font-weight="normal" style:letter-kerning="true" style:font-name-asian="ＭＳ Ｐゴシック" style:font-size-asian="36pt" style:font-style-asian="normal" style:font-weight-asian="normal" style:font-name-complex="ＭＳ Ｐゴシック" style:font-size-complex="36pt" style:font-style-complex="normal" style:font-weight-complex="normal" style:text-emphasize="none" style:text-overline-style="none" style:text-overline-color="font-color"/>
    </style:style>
    <style:style style:name="Title1_7e_LT_7e_Untertitel" style:display-name="Title1~LT~Untertitel" style:family="paragraph">
      <style:paragraph-properties fo:margin="100%" fo:margin-left="0cm" fo:margin-right="0cm" fo:margin-top="0.245cm" fo:margin-bottom="0cm" style:contextual-spacing="false"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ＭＳ Ｐゴシック" fo:font-size="28pt" fo:font-style="normal" fo:text-shadow="none" style:text-underline-style="none" fo:font-weight="normal" style:letter-kerning="true" style:font-name-asian="ＭＳ Ｐゴシック" style:font-size-asian="28pt" style:font-style-asian="normal" style:font-weight-asian="normal" style:font-name-complex="ＭＳ Ｐゴシック" style:font-size-complex="28pt" style:font-style-complex="normal" style:font-weight-complex="normal" style:text-emphasize="none" style:text-overline-style="none" style:text-overline-color="font-color"/>
    </style:style>
    <style:style style:name="Title1_7e_LT_7e_Notizen" style:display-name="Title1~LT~Notizen" style:family="paragraph">
      <style:paragraph-properties fo:margin="100%" fo:margin-left="0cm" fo:margin-right="0cm" fo:margin-top="0.159cm" fo:margin-bottom="0cm" style:contextual-spacing="false"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ＭＳ Ｐゴシック" fo:font-size="12pt" fo:font-style="normal" fo:text-shadow="none" style:text-underline-style="none" fo:font-weight="normal" style:letter-kerning="true" style:font-name-asian="ＭＳ Ｐゴシック" style:font-size-asian="12pt" style:font-style-asian="normal" style:font-weight-asian="normal" style:font-name-complex="ＭＳ Ｐゴシック" style:font-size-complex="12pt" style:font-style-complex="normal" style:font-weight-complex="normal" style:text-emphasize="none" style:text-overline-style="none" style:text-overline-color="font-color"/>
    </style:style>
    <style:style style:name="Title1_7e_LT_7e_Hintergrundobjekte" style:display-name="Title1~LT~Hintergrundobjekte" style:family="paragraph">
      <style:paragraph-properties style:text-autospace="none"/>
      <style:text-properties style:letter-kerning="true"/>
    </style:style>
    <style:style style:name="Title1_7e_LT_7e_Hintergrund" style:display-name="Title1~LT~Hintergrund" style:family="paragraph">
      <style:paragraph-properties fo:text-align="center" style:justify-single-word="false" style:text-autospace="none"/>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font-style="italic" officeooo:paragraph-rsid="001b77b5" style:font-style-asian="italic" style:font-style-complex="italic"/>
    </style:style>
    <style:style style:name="MT1" style:family="text">
      <style:text-properties officeooo:rsid="001fee87"/>
    </style:style>
    <style:style style:name="MT2" style:family="text">
      <style:text-properties officeooo:rsid="001b77b5"/>
    </style:style>
    <style:style style:name="MT3" style:family="text">
      <style:text-properties fo:font-style="italic" officeooo:rsid="001b77b5" style:font-style-asian="italic" style:font-style-complex="italic"/>
    </style:style>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CPSC</text:span><text:span text:style-name="MT2"> 4</text:span><text:span text:style-name="MT1">3</text:span><text:span text:style-name="MT2">3 – </text:span><text:span text:style-name="MT1">Artificial Intelligence</text:span><text:span text:style-name="MT2"><text:tab/><text:tab/></text:span><text:span text:style-name="MT1">Group 8</text:span></text:p>
        <text:p text:style-name="MP1"><text:span text:style-name="MT1">Dr. Robert Kremer</text:span><text:span text:style-name="MT2"><text:tab/><text:tab/></text:span><text:span text:style-name="MT1">Todd Bennet, Sean Brown, Alex Madsen</text:span></text:p>
      </style:header>
      <style:footer>
        <text:p text:style-name="Footer"><text:tab/><text:span text:style-name="MT3">Page </text:span><text:span text:style-name="MT3"><text:page-number text:select-page="current">6</text:page-number></text:span></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hilosophy 423</dc:title>
    <meta:initial-creator>Noa Latham User</meta:initial-creator>
    <meta:creation-date>2011-02-18T22:17:00</meta:creation-date>
    <dc:date>2013-02-24T18:23:01</dc:date>
    <meta:editing-cycles>58</meta:editing-cycles>
    <meta:editing-duration>PT16H8M4S</meta:editing-duration>
    <meta:generator>LibreOffice/3.6$Linux_X86_64 LibreOffice_project/360m1$Build-2</meta:generator>
    <meta:document-statistic meta:table-count="1" meta:image-count="0" meta:object-count="0" meta:page-count="6" meta:paragraph-count="96" meta:word-count="1274" meta:character-count="7291" meta:non-whitespace-character-count="6033"/>
    <meta:user-defined meta:name="Info 1"/>
    <meta:user-defined meta:name="Info 2"/>
    <meta:user-defined meta:name="Info 3"/>
    <meta:user-defined meta:name="Info 4"/>
  </office:meta>
</office:document-meta>
</file>